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 style:data-style-name="N4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style:vertical-align="bottom"/>
    </style:style>
    <style:style style:name="ce6" style:family="table-cell" style:parent-style-name="Default">
      <style:table-cell-properties style:vertical-align="automatic"/>
    </style:style>
    <style:style style:name="ce7" style:family="table-cell" style:parent-style-name="Default">
      <style:table-cell-properties fo:background-color="#ff00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Tabelle1" table:style-name="ta1">
        <table:shapes>
          <draw:frame draw:z-index="0" draw:style-name="gr1" draw:text-style-name="P1" svg:width="159.99mm" svg:height="89.99mm" svg:x="78.96mm" svg:y="137.41mm">
            <loext:p draw:notify-on-update-of-ranges="Tabelle1.A38:Tabelle1.A41 Tabelle1.B38:Tabelle1.B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office:value-type="string" calcext:value-type="string">
            <text:p>K_KA</text:p>
          </table:table-cell>
          <table:table-cell office:value-type="float" office:value="1.04" calcext:value-type="float">
            <text:p>1,04</text:p>
          </table:table-cell>
          <table:table-cell table:number-columns-repeated="2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Natriumchlorid</text:p>
          </table:table-cell>
          <table:table-cell table:number-columns-repeated="4"/>
          <table:table-cell office:value-type="string" calcext:value-type="string">
            <text:p>Ethanol</text:p>
          </table:table-cell>
          <table:table-cell table:number-columns-repeated="4"/>
          <table:table-cell office:value-type="string" calcext:value-type="string">
            <text:p>NatriumDODE</text:p>
          </table:table-cell>
          <table:table-cell table:number-columns-repeated="4"/>
          <table:table-cell office:value-type="string" calcext:value-type="string">
            <text:p>fit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Nr.</text:p>
          </table:table-cell>
          <table:table-cell office:value-type="string" calcext:value-type="string">
            <text:p>sigmaSTERN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Sigma</text:p>
          </table:table-cell>
          <table:table-cell/>
          <table:table-cell office:value-type="string" calcext:value-type="string">
            <text:p>Nr.</text:p>
          </table:table-cell>
          <table:table-cell office:value-type="string" calcext:value-type="string">
            <text:p>sigmaSTERN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Sigma</text:p>
          </table:table-cell>
          <table:table-cell/>
          <table:table-cell office:value-type="string" calcext:value-type="string">
            <text:p>Nr.</text:p>
          </table:table-cell>
          <table:table-cell office:value-type="string" calcext:value-type="string">
            <text:p>sigmaSTERN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Sigma</text:p>
          </table:table-cell>
          <table:table-cell/>
          <table:table-cell office:value-type="string" calcext:value-type="string">
            <text:p>Nr.</text:p>
          </table:table-cell>
          <table:table-cell office:value-type="string" calcext:value-type="string">
            <text:p>sigmaSTERN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Sigm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.8" calcext:value-type="float">
            <text:p>69,8</text:p>
          </table:table-cell>
          <table:table-cell office:value-type="float" office:value="0.996" calcext:value-type="float">
            <text:p>0,996</text:p>
          </table:table-cell>
          <table:table-cell table:formula="of:=[.B7]*[.C7]*[.$B$1]" office:value-type="float" office:value="72.301632" calcext:value-type="float">
            <text:p>72,301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.8" calcext:value-type="float">
            <text:p>67,8</text:p>
          </table:table-cell>
          <table:table-cell table:style-name="ce5" office:value-type="float" office:value="1.014" calcext:value-type="float">
            <text:p>1,014</text:p>
          </table:table-cell>
          <table:table-cell table:formula="of:=[.G7]*[.$B$1]*[.H7]" office:value-type="float" office:value="71.499168" calcext:value-type="float">
            <text:p>71,499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2.4" calcext:value-type="float">
            <text:p>42,4</text:p>
          </table:table-cell>
          <table:table-cell table:style-name="ce5" office:value-type="float" office:value="0.957" calcext:value-type="float">
            <text:p>0,957</text:p>
          </table:table-cell>
          <table:table-cell table:formula="of:=[.L7]*[.$B$1]*[.M7]" office:value-type="float" office:value="42.199872" calcext:value-type="float">
            <text:p>42,1998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style-name="ce5" office:value-type="float" office:value="0.941" calcext:value-type="float">
            <text:p>0,941</text:p>
          </table:table-cell>
          <table:table-cell table:formula="of:=[.Q7]*[.$B$1]*[.R7]" office:value-type="float" office:value="32.29512" calcext:value-type="float">
            <text:p>32,2951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.8" calcext:value-type="float">
            <text:p>69,8</text:p>
          </table:table-cell>
          <table:table-cell office:value-type="float" office:value="0.996" calcext:value-type="float">
            <text:p>0,996</text:p>
          </table:table-cell>
          <table:table-cell table:formula="of:=[.B8]*[.C8]*[.$B$1]" office:value-type="float" office:value="72.301632" calcext:value-type="float">
            <text:p>72,3016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.7" calcext:value-type="float">
            <text:p>67,7</text:p>
          </table:table-cell>
          <table:table-cell office:value-type="float" office:value="1.014" calcext:value-type="float">
            <text:p>1,014</text:p>
          </table:table-cell>
          <table:table-cell table:formula="of:=[.G8]*[.$B$1]*[.H8]" office:value-type="float" office:value="71.393712" calcext:value-type="float">
            <text:p>71,3937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0.96" calcext:value-type="float">
            <text:p>0,96</text:p>
          </table:table-cell>
          <table:table-cell table:formula="of:=[.L8]*[.$B$1]*[.M8]" office:value-type="float" office:value="43.9296" calcext:value-type="float">
            <text:p>43,92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2.9" calcext:value-type="float">
            <text:p>32,9</text:p>
          </table:table-cell>
          <table:table-cell office:value-type="float" office:value="0.941" calcext:value-type="float">
            <text:p>0,941</text:p>
          </table:table-cell>
          <table:table-cell table:formula="of:=[.Q8]*[.$B$1]*[.R8]" office:value-type="float" office:value="32.197256" calcext:value-type="float">
            <text:p>32,19725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.9" calcext:value-type="float">
            <text:p>69,9</text:p>
          </table:table-cell>
          <table:table-cell office:value-type="float" office:value="0.996" calcext:value-type="float">
            <text:p>0,996</text:p>
          </table:table-cell>
          <table:table-cell table:formula="of:=[.B9]*[.C9]*[.$B$1]" office:value-type="float" office:value="72.405216" calcext:value-type="float">
            <text:p>72,4052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7.6" calcext:value-type="float">
            <text:p>67,6</text:p>
          </table:table-cell>
          <table:table-cell office:value-type="float" office:value="1.014" calcext:value-type="float">
            <text:p>1,014</text:p>
          </table:table-cell>
          <table:table-cell table:formula="of:=[.G9]*[.$B$1]*[.H9]" office:value-type="float" office:value="71.288256" calcext:value-type="float">
            <text:p>71,2882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.2" calcext:value-type="float">
            <text:p>45,2</text:p>
          </table:table-cell>
          <table:table-cell office:value-type="float" office:value="0.962" calcext:value-type="float">
            <text:p>0,962</text:p>
          </table:table-cell>
          <table:table-cell table:formula="of:=[.L9]*[.$B$1]*[.M9]" office:value-type="float" office:value="45.221696" calcext:value-type="float">
            <text:p>45,22169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32.6" calcext:value-type="float">
            <text:p>32,6</text:p>
          </table:table-cell>
          <table:table-cell office:value-type="float" office:value="0.941" calcext:value-type="float">
            <text:p>0,941</text:p>
          </table:table-cell>
          <table:table-cell table:formula="of:=[.U9]*[.$B$1]*[.V9]" office:value-type="float" office:value="31.903664" calcext:value-type="float">
            <text:p>31,9036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.8" calcext:value-type="float">
            <text:p>69,8</text:p>
          </table:table-cell>
          <table:table-cell office:value-type="float" office:value="0.996" calcext:value-type="float">
            <text:p>0,996</text:p>
          </table:table-cell>
          <table:table-cell table:formula="of:=[.B10]*[.C10]*[.$B$1]" office:value-type="float" office:value="72.301632" calcext:value-type="float">
            <text:p>72,3016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7.8" calcext:value-type="float">
            <text:p>67,8</text:p>
          </table:table-cell>
          <table:table-cell office:value-type="float" office:value="1.014" calcext:value-type="float">
            <text:p>1,014</text:p>
          </table:table-cell>
          <table:table-cell table:formula="of:=[.G10]*[.$B$1]*[.H10]" office:value-type="float" office:value="71.499168" calcext:value-type="float">
            <text:p>71,4991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.3" calcext:value-type="float">
            <text:p>45,3</text:p>
          </table:table-cell>
          <table:table-cell office:value-type="float" office:value="0.962" calcext:value-type="float">
            <text:p>0,962</text:p>
          </table:table-cell>
          <table:table-cell table:formula="of:=[.L10]*[.$B$1]*[.M10]" office:value-type="float" office:value="45.321744" calcext:value-type="float">
            <text:p>45,3217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.8" calcext:value-type="float">
            <text:p>32,8</text:p>
          </table:table-cell>
          <table:table-cell office:value-type="float" office:value="0.941" calcext:value-type="float">
            <text:p>0,941</text:p>
          </table:table-cell>
          <table:table-cell table:formula="of:=[.Q10]*[.$B$1]*[.R10]" office:value-type="float" office:value="32.099392" calcext:value-type="float">
            <text:p>32,09939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.9" calcext:value-type="float">
            <text:p>69,9</text:p>
          </table:table-cell>
          <table:table-cell office:value-type="float" office:value="0.996" calcext:value-type="float">
            <text:p>0,996</text:p>
          </table:table-cell>
          <table:table-cell table:formula="of:=[.B11]*[.C11]*[.$B$1]" office:value-type="float" office:value="72.405216" calcext:value-type="float">
            <text:p>72,4052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7.6" calcext:value-type="float">
            <text:p>67,6</text:p>
          </table:table-cell>
          <table:table-cell table:style-name="ce6" office:value-type="float" office:value="1.014" calcext:value-type="float">
            <text:p>1,014</text:p>
          </table:table-cell>
          <table:table-cell table:formula="of:=[.G11]*[.$B$1]*[.H11]" office:value-type="float" office:value="71.288256" calcext:value-type="float">
            <text:p>71,2882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.3" calcext:value-type="float">
            <text:p>44,3</text:p>
          </table:table-cell>
          <table:table-cell table:style-name="ce6" office:value-type="float" office:value="0.96" calcext:value-type="float">
            <text:p>0,96</text:p>
          </table:table-cell>
          <table:table-cell table:formula="of:=[.L11]*[.$B$1]*[.M11]" office:value-type="float" office:value="44.22912" calcext:value-type="float">
            <text:p>44,229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2.8" calcext:value-type="float">
            <text:p>32,8</text:p>
          </table:table-cell>
          <table:table-cell table:style-name="ce6" office:value-type="float" office:value="0.941" calcext:value-type="float">
            <text:p>0,941</text:p>
          </table:table-cell>
          <table:table-cell table:formula="of:=[.Q11]*[.$B$1]*[.R11]" office:value-type="float" office:value="32.099392" calcext:value-type="float">
            <text:p>32,099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elwert</text:p>
          </table:table-cell>
          <table:table-cell table:number-columns-repeated="2"/>
          <table:table-cell table:formula="of:=AVERAGE([.D7:.D11])" office:value-type="float" office:value="72.3430656" calcext:value-type="float">
            <text:p>72,3430656</text:p>
          </table:table-cell>
          <table:table-cell/>
          <table:table-cell office:value-type="string" calcext:value-type="string">
            <text:p>Mittelwert</text:p>
          </table:table-cell>
          <table:table-cell table:number-columns-repeated="2"/>
          <table:table-cell table:formula="of:=AVERAGE([.I7:.I11])" office:value-type="float" office:value="71.393712" calcext:value-type="float">
            <text:p>71,393712</text:p>
          </table:table-cell>
          <table:table-cell/>
          <table:table-cell office:value-type="string" calcext:value-type="string">
            <text:p>Mittelwert</text:p>
          </table:table-cell>
          <table:table-cell table:number-columns-repeated="2"/>
          <table:table-cell table:formula="of:=AVERAGE([.N7:.N11])" office:value-type="float" office:value="44.1804064" calcext:value-type="float">
            <text:p>44,1804064</text:p>
          </table:table-cell>
          <table:table-cell/>
          <table:table-cell office:value-type="string" calcext:value-type="string">
            <text:p>Mittelwert</text:p>
          </table:table-cell>
          <table:table-cell table:number-columns-repeated="2"/>
          <table:table-cell table:formula="of:=AVERAGE([.S7:.S11])" office:value-type="float" office:value="32.17279" calcext:value-type="float">
            <text:p>32,172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w</text:p>
          </table:table-cell>
          <table:table-cell table:number-columns-repeated="2"/>
          <table:table-cell table:formula="of:=STDEV([.D7:.D11])" office:value-type="float" office:value="0.0567352933966218" calcext:value-type="float">
            <text:p>0,0567352934</text:p>
          </table:table-cell>
          <table:table-cell/>
          <table:table-cell office:value-type="string" calcext:value-type="string">
            <text:p>Stabw</text:p>
          </table:table-cell>
          <table:table-cell table:number-columns-repeated="2"/>
          <table:table-cell table:formula="of:=STDEV([.I7:.I11])" office:value-type="float" office:value="0.105455999999997" calcext:value-type="float">
            <text:p>0,105456</text:p>
          </table:table-cell>
          <table:table-cell/>
          <table:table-cell office:value-type="string" calcext:value-type="string">
            <text:p>Stabw</text:p>
          </table:table-cell>
          <table:table-cell table:number-columns-repeated="2"/>
          <table:table-cell table:formula="of:=STDEV([.N7:.N11])" office:value-type="float" office:value="1.26241127638056" calcext:value-type="float">
            <text:p>1,2624112764</text:p>
          </table:table-cell>
          <table:table-cell/>
          <table:table-cell office:value-type="string" calcext:value-type="string">
            <text:p>Stabw</text:p>
          </table:table-cell>
          <table:table-cell table:number-columns-repeated="2"/>
          <table:table-cell table:formula="of:=STDEV([.S7:.S11])" office:value-type="float" office:value="0.0936976464734712" calcext:value-type="float">
            <text:p>0,0936976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erer Konf</text:p>
          </table:table-cell>
          <table:table-cell table:number-columns-repeated="2"/>
          <table:table-cell table:style-name="ce4" table:formula="of:=[.D12]+3*[.D13]" office:value-type="float" office:value="72.5132714801899" calcext:value-type="float">
            <text:p>72,5132714802</text:p>
          </table:table-cell>
          <table:table-cell/>
          <table:table-cell office:value-type="string" calcext:value-type="string">
            <text:p>oberer Konf</text:p>
          </table:table-cell>
          <table:table-cell table:number-columns-repeated="2"/>
          <table:table-cell table:style-name="ce4" table:formula="of:=[.I12]+3*[.I13]" office:value-type="float" office:value="71.71008" calcext:value-type="float">
            <text:p>71,71008</text:p>
          </table:table-cell>
          <table:table-cell/>
          <table:table-cell office:value-type="string" calcext:value-type="string">
            <text:p>oberer Konf</text:p>
          </table:table-cell>
          <table:table-cell table:number-columns-repeated="2"/>
          <table:table-cell table:style-name="ce4" table:formula="of:=[.N12]+3*[.N13]" office:value-type="float" office:value="47.9676402291417" calcext:value-type="float">
            <text:p>47,9676402291</text:p>
          </table:table-cell>
          <table:table-cell/>
          <table:table-cell office:value-type="string" calcext:value-type="string">
            <text:p>oberer Konf</text:p>
          </table:table-cell>
          <table:table-cell table:number-columns-repeated="2"/>
          <table:table-cell table:style-name="ce4" table:formula="of:=[.S12]+3*[.S13]" office:value-type="float" office:value="32.4538829394204" calcext:value-type="float">
            <text:p>32,4538829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terer Konf</text:p>
          </table:table-cell>
          <table:table-cell table:number-columns-repeated="2"/>
          <table:table-cell table:style-name="ce4" table:formula="of:=[.D12]-3*[.D13]" office:value-type="float" office:value="72.1728597198101" calcext:value-type="float">
            <text:p>72,1728597198</text:p>
          </table:table-cell>
          <table:table-cell/>
          <table:table-cell office:value-type="string" calcext:value-type="string">
            <text:p>unterer Konf</text:p>
          </table:table-cell>
          <table:table-cell table:number-columns-repeated="2"/>
          <table:table-cell table:style-name="ce4" table:formula="of:=[.I12]-3*[.I13]" office:value-type="float" office:value="71.077344" calcext:value-type="float">
            <text:p>71,077344</text:p>
          </table:table-cell>
          <table:table-cell/>
          <table:table-cell office:value-type="string" calcext:value-type="string">
            <text:p>unterer Konf</text:p>
          </table:table-cell>
          <table:table-cell table:number-columns-repeated="2"/>
          <table:table-cell table:style-name="ce4" table:formula="of:=[.N12]-3*[.N13]" office:value-type="float" office:value="40.3931725708583" calcext:value-type="float">
            <text:p>40,3931725709</text:p>
          </table:table-cell>
          <table:table-cell/>
          <table:table-cell office:value-type="string" calcext:value-type="string">
            <text:p>unterer Konf</text:p>
          </table:table-cell>
          <table:table-cell table:number-columns-repeated="2"/>
          <table:table-cell table:style-name="ce4" table:formula="of:=[.S12]-3*[.S13]" office:value-type="float" office:value="31.8916970605796" calcext:value-type="float">
            <text:p>31,8916970606</text:p>
          </table:table-cell>
          <table:table-cell table:number-columns-repeated="4"/>
        </table:table-row>
        <table:table-row table:style-name="ro1">
          <table:table-cell table:style-name="ce1" table:number-columns-repeated="15"/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Bidestilliertes Wass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20°C</text:p>
          </table:table-cell>
          <table:table-cell table:number-columns-repeated="4"/>
          <table:table-cell office:value-type="string" calcext:value-type="string">
            <text:p>30°C</text:p>
          </table:table-cell>
          <table:table-cell table:number-columns-repeated="4"/>
          <table:table-cell table:style-name="ce7" office:value-type="string" calcext:value-type="string">
            <text:p>40°C</text:p>
          </table:table-cell>
          <table:table-cell table:style-name="ce7"/>
          <table:table-cell table:style-name="ce7" office:value-type="string" calcext:value-type="string">
            <text:p>Von Neumann gegeben</text:p>
          </table:table-cell>
          <table:table-cell table:style-name="ce7" table:number-columns-repeated="2"/>
          <table:table-cell table:style-name="ce7" office:value-type="string" calcext:value-type="string">
            <text:p>60°C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string" calcext:value-type="string">
            <text:p>Nr.</text:p>
          </table:table-cell>
          <table:table-cell office:value-type="string" calcext:value-type="string">
            <text:p>sigmaSTERN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Sigma</text:p>
          </table:table-cell>
          <table:table-cell/>
          <table:table-cell office:value-type="string" calcext:value-type="string">
            <text:p>Nr.</text:p>
          </table:table-cell>
          <table:table-cell office:value-type="string" calcext:value-type="string">
            <text:p>sigmaSTERN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Sigma</text:p>
          </table:table-cell>
          <table:table-cell/>
          <table:table-cell office:value-type="string" calcext:value-type="string">
            <text:p>Nr.</text:p>
          </table:table-cell>
          <table:table-cell office:value-type="string" calcext:value-type="string">
            <text:p>sigmaSTERN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Sigma</text:p>
          </table:table-cell>
          <table:table-cell/>
          <table:table-cell office:value-type="string" calcext:value-type="string">
            <text:p>Nr.</text:p>
          </table:table-cell>
          <table:table-cell office:value-type="string" calcext:value-type="string">
            <text:p>sigmaSTERN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Sigma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996" calcext:value-type="float">
            <text:p>0,996</text:p>
          </table:table-cell>
          <table:table-cell table:formula="of:=[.B21]*[.C21]*[.$B$1]" office:value-type="float" office:value="72.5088" calcext:value-type="float">
            <text:p>72,50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9.7" calcext:value-type="float">
            <text:p>69,7</text:p>
          </table:table-cell>
          <table:table-cell office:value-type="float" office:value="0.996" calcext:value-type="float">
            <text:p>0,996</text:p>
          </table:table-cell>
          <table:table-cell table:formula="of:=[.G21]*[.H21]*[.$B$1]" office:value-type="float" office:value="72.198048" calcext:value-type="float">
            <text:p>72,1980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.2" calcext:value-type="float">
            <text:p>68,2</text:p>
          </table:table-cell>
          <table:table-cell office:value-type="float" office:value="0.993" calcext:value-type="float">
            <text:p>0,993</text:p>
          </table:table-cell>
          <table:table-cell table:formula="of:=[.L21]*[.M21]*[.$B$1]" office:value-type="float" office:value="70.431504" calcext:value-type="float">
            <text:p>70,4315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5.2" calcext:value-type="float">
            <text:p>65,2</text:p>
          </table:table-cell>
          <table:table-cell office:value-type="float" office:value="0.99" calcext:value-type="float">
            <text:p>0,99</text:p>
          </table:table-cell>
          <table:table-cell table:formula="of:=[.Q21]*[.R21]*[.$B$1]" office:value-type="float" office:value="67.12992" calcext:value-type="float">
            <text:p>67,1299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996" calcext:value-type="float">
            <text:p>0,996</text:p>
          </table:table-cell>
          <table:table-cell table:formula="of:=[.B22]*[.C22]*[.$B$1]" office:value-type="float" office:value="72.5088" calcext:value-type="float">
            <text:p>72,50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9.8" calcext:value-type="float">
            <text:p>69,8</text:p>
          </table:table-cell>
          <table:table-cell office:value-type="float" office:value="0.996" calcext:value-type="float">
            <text:p>0,996</text:p>
          </table:table-cell>
          <table:table-cell table:formula="of:=[.G22]*[.H22]*[.$B$1]" office:value-type="float" office:value="72.301632" calcext:value-type="float">
            <text:p>72,3016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.2" calcext:value-type="float">
            <text:p>68,2</text:p>
          </table:table-cell>
          <table:table-cell office:value-type="float" office:value="0.993" calcext:value-type="float">
            <text:p>0,993</text:p>
          </table:table-cell>
          <table:table-cell table:formula="of:=[.L22]*[.M22]*[.$B$1]" office:value-type="float" office:value="70.431504" calcext:value-type="float">
            <text:p>70,4315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5.3" calcext:value-type="float">
            <text:p>65,3</text:p>
          </table:table-cell>
          <table:table-cell office:value-type="float" office:value="0.99" calcext:value-type="float">
            <text:p>0,99</text:p>
          </table:table-cell>
          <table:table-cell table:formula="of:=[.Q22]*[.R22]*[.$B$1]" office:value-type="float" office:value="67.23288" calcext:value-type="float">
            <text:p>67,2328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996" calcext:value-type="float">
            <text:p>0,996</text:p>
          </table:table-cell>
          <table:table-cell table:formula="of:=[.B23]*[.C23]*[.$B$1]" office:value-type="float" office:value="72.5088" calcext:value-type="float">
            <text:p>72,50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9.6" calcext:value-type="float">
            <text:p>69,6</text:p>
          </table:table-cell>
          <table:table-cell office:value-type="float" office:value="0.996" calcext:value-type="float">
            <text:p>0,996</text:p>
          </table:table-cell>
          <table:table-cell table:formula="of:=[.G23]*[.H23]*[.$B$1]" office:value-type="float" office:value="72.094464" calcext:value-type="float">
            <text:p>72,0944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office:value-type="float" office:value="0.993" calcext:value-type="float">
            <text:p>0,993</text:p>
          </table:table-cell>
          <table:table-cell table:formula="of:=[.L23]*[.M23]*[.$B$1]" office:value-type="float" office:value="70.328232" calcext:value-type="float">
            <text:p>70,3282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5.3" calcext:value-type="float">
            <text:p>65,3</text:p>
          </table:table-cell>
          <table:table-cell office:value-type="float" office:value="0.99" calcext:value-type="float">
            <text:p>0,99</text:p>
          </table:table-cell>
          <table:table-cell table:formula="of:=[.Q23]*[.R23]*[.$B$1]" office:value-type="float" office:value="67.23288" calcext:value-type="float">
            <text:p>67,2328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0.996" calcext:value-type="float">
            <text:p>0,996</text:p>
          </table:table-cell>
          <table:table-cell table:formula="of:=[.B24]*[.C24]*[.$B$1]" office:value-type="float" office:value="72.5088" calcext:value-type="float">
            <text:p>72,50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9.7" calcext:value-type="float">
            <text:p>69,7</text:p>
          </table:table-cell>
          <table:table-cell office:value-type="float" office:value="0.996" calcext:value-type="float">
            <text:p>0,996</text:p>
          </table:table-cell>
          <table:table-cell table:formula="of:=[.G24]*[.H24]*[.$B$1]" office:value-type="float" office:value="72.198048" calcext:value-type="float">
            <text:p>72,1980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8.3" calcext:value-type="float">
            <text:p>68,3</text:p>
          </table:table-cell>
          <table:table-cell office:value-type="float" office:value="0.993" calcext:value-type="float">
            <text:p>0,993</text:p>
          </table:table-cell>
          <table:table-cell table:formula="of:=[.L24]*[.M24]*[.$B$1]" office:value-type="float" office:value="70.534776" calcext:value-type="float">
            <text:p>70,5347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5.2" calcext:value-type="float">
            <text:p>65,2</text:p>
          </table:table-cell>
          <table:table-cell office:value-type="float" office:value="0.99" calcext:value-type="float">
            <text:p>0,99</text:p>
          </table:table-cell>
          <table:table-cell table:formula="of:=[.Q24]*[.R24]*[.$B$1]" office:value-type="float" office:value="67.12992" calcext:value-type="float">
            <text:p>67,1299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996" calcext:value-type="float">
            <text:p>0,996</text:p>
          </table:table-cell>
          <table:table-cell table:formula="of:=[.B25]*[.C25]*[.$B$1]" office:value-type="float" office:value="72.5088" calcext:value-type="float">
            <text:p>72,50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9.7" calcext:value-type="float">
            <text:p>69,7</text:p>
          </table:table-cell>
          <table:table-cell office:value-type="float" office:value="0.996" calcext:value-type="float">
            <text:p>0,996</text:p>
          </table:table-cell>
          <table:table-cell table:formula="of:=[.G25]*[.H25]*[.$B$1]" office:value-type="float" office:value="72.198048" calcext:value-type="float">
            <text:p>72,1980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.1" calcext:value-type="float">
            <text:p>68,1</text:p>
          </table:table-cell>
          <table:table-cell office:value-type="float" office:value="0.993" calcext:value-type="float">
            <text:p>0,993</text:p>
          </table:table-cell>
          <table:table-cell table:formula="of:=[.L25]*[.M25]*[.$B$1]" office:value-type="float" office:value="70.328232" calcext:value-type="float">
            <text:p>70,3282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.3" calcext:value-type="float">
            <text:p>65,3</text:p>
          </table:table-cell>
          <table:table-cell office:value-type="float" office:value="0.99" calcext:value-type="float">
            <text:p>0,99</text:p>
          </table:table-cell>
          <table:table-cell table:formula="of:=[.Q25]*[.R25]*[.$B$1]" office:value-type="float" office:value="67.23288" calcext:value-type="float">
            <text:p>67,232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elwert</text:p>
          </table:table-cell>
          <table:table-cell table:number-columns-repeated="2"/>
          <table:table-cell table:formula="of:=AVERAGE([.D21:.D25])" office:value-type="float" office:value="72.5088" calcext:value-type="float">
            <text:p>72,50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.8" calcext:value-type="float">
            <text:p>69,8</text:p>
          </table:table-cell>
          <table:table-cell office:value-type="float" office:value="0.996" calcext:value-type="float">
            <text:p>0,996</text:p>
          </table:table-cell>
          <table:table-cell table:formula="of:=[.G26]*[.H26]*[.$B$1]" office:value-type="float" office:value="72.301632" calcext:value-type="float">
            <text:p>72,301632</text:p>
          </table:table-cell>
          <table:table-cell/>
          <table:table-cell office:value-type="string" calcext:value-type="string">
            <text:p>Mittelwert</text:p>
          </table:table-cell>
          <table:table-cell table:number-columns-repeated="2"/>
          <table:table-cell table:formula="of:=AVERAGE([.N21:.N25])" office:value-type="float" office:value="70.4108496" calcext:value-type="float">
            <text:p>70,4108496</text:p>
          </table:table-cell>
          <table:table-cell/>
          <table:table-cell office:value-type="string" calcext:value-type="string">
            <text:p>Mittelwert</text:p>
          </table:table-cell>
          <table:table-cell table:number-columns-repeated="2"/>
          <table:table-cell table:formula="of:=AVERAGE([.S21:.S25])" office:value-type="float" office:value="67.191696" calcext:value-type="float">
            <text:p>67,1916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w</text:p>
          </table:table-cell>
          <table:table-cell table:number-columns-repeated="2"/>
          <table:table-cell table:formula="of:=STDEV([.D21:.D25])" office:value-type="float" office:value="0" calcext:value-type="float">
            <text:p>0</text:p>
          </table:table-cell>
          <table:table-cell/>
          <table:table-cell office:value-type="string" calcext:value-type="string">
            <text:p>Mittelwert</text:p>
          </table:table-cell>
          <table:table-cell table:number-columns-repeated="2"/>
          <table:table-cell table:formula="of:=AVERAGE([.I21:.I25])" office:value-type="float" office:value="72.198048" calcext:value-type="float">
            <text:p>72,198048</text:p>
          </table:table-cell>
          <table:table-cell/>
          <table:table-cell office:value-type="string" calcext:value-type="string">
            <text:p>Stabw</text:p>
          </table:table-cell>
          <table:table-cell table:number-columns-repeated="2"/>
          <table:table-cell table:formula="of:=STDEV([.N21:.N25])" office:value-type="float" office:value="0.0864035542602304" calcext:value-type="float">
            <text:p>0,0864035543</text:p>
          </table:table-cell>
          <table:table-cell/>
          <table:table-cell office:value-type="string" calcext:value-type="string">
            <text:p>Stabw</text:p>
          </table:table-cell>
          <table:table-cell table:number-columns-repeated="2"/>
          <table:table-cell table:formula="of:=STDEV([.S21:.S25])" office:value-type="float" office:value="0.0563935145207297" calcext:value-type="float">
            <text:p>0,0563935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erer Konf</text:p>
          </table:table-cell>
          <table:table-cell table:number-columns-repeated="2"/>
          <table:table-cell table:style-name="ce4" table:formula="of:=[.D26]+3*[.D27]" office:value-type="float" office:value="72.5088" calcext:value-type="float">
            <text:p>72,5088</text:p>
          </table:table-cell>
          <table:table-cell/>
          <table:table-cell office:value-type="string" calcext:value-type="string">
            <text:p>Stabw</text:p>
          </table:table-cell>
          <table:table-cell table:number-columns-repeated="2"/>
          <table:table-cell table:formula="of:=STDEV([.I21:.I25])" office:value-type="float" office:value="0.0732449488224309" calcext:value-type="float">
            <text:p>0,0732449488</text:p>
          </table:table-cell>
          <table:table-cell/>
          <table:table-cell office:value-type="string" calcext:value-type="string">
            <text:p>oberer Konf</text:p>
          </table:table-cell>
          <table:table-cell table:number-columns-repeated="2"/>
          <table:table-cell table:style-name="ce4" table:formula="of:=[.N26]+3*[.N27]" office:value-type="float" office:value="70.6700602627807" calcext:value-type="float">
            <text:p>70,6700602628</text:p>
          </table:table-cell>
          <table:table-cell/>
          <table:table-cell office:value-type="string" calcext:value-type="string">
            <text:p>oberer Konf</text:p>
          </table:table-cell>
          <table:table-cell table:number-columns-repeated="2"/>
          <table:table-cell table:style-name="ce4" table:formula="of:=[.S26]+3*[.S27]" office:value-type="float" office:value="67.3608765435622" calcext:value-type="float">
            <text:p>67,3608765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terer Konf</text:p>
          </table:table-cell>
          <table:table-cell table:number-columns-repeated="2"/>
          <table:table-cell table:style-name="ce4" table:formula="of:=[.D26]-3*[.D27]" office:value-type="float" office:value="72.5088" calcext:value-type="float">
            <text:p>72,5088</text:p>
          </table:table-cell>
          <table:table-cell/>
          <table:table-cell office:value-type="string" calcext:value-type="string">
            <text:p>oberer Konf</text:p>
          </table:table-cell>
          <table:table-cell table:number-columns-repeated="2"/>
          <table:table-cell table:style-name="ce4" table:formula="of:=[.I27]+3*[.I28]" office:value-type="float" office:value="72.4177828464673" calcext:value-type="float">
            <text:p>72,4177828465</text:p>
          </table:table-cell>
          <table:table-cell/>
          <table:table-cell office:value-type="string" calcext:value-type="string">
            <text:p>unterer Konf</text:p>
          </table:table-cell>
          <table:table-cell table:number-columns-repeated="2"/>
          <table:table-cell table:style-name="ce4" table:formula="of:=[.N26]-3*[.N27]" office:value-type="float" office:value="70.1516389372193" calcext:value-type="float">
            <text:p>70,1516389372</text:p>
          </table:table-cell>
          <table:table-cell/>
          <table:table-cell office:value-type="string" calcext:value-type="string">
            <text:p>unterer Konf</text:p>
          </table:table-cell>
          <table:table-cell table:number-columns-repeated="2"/>
          <table:table-cell table:style-name="ce4" table:formula="of:=[.S26]-3*[.S27]" office:value-type="float" office:value="67.0225154564378" calcext:value-type="float">
            <text:p>67,022515456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unterer Konf</text:p>
          </table:table-cell>
          <table:table-cell table:number-columns-repeated="2"/>
          <table:table-cell table:style-name="ce4" table:formula="of:=[.I27]-3*[.I28]" office:value-type="float" office:value="71.9783131535327" calcext:value-type="float">
            <text:p>71,9783131535</text:p>
          </table:table-cell>
          <table:table-cell table:number-columns-repeated="14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string" calcext:value-type="string">
            <text:p>sigma </text:p>
          </table:table-cell>
          <table:table-cell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72.5088" calcext:value-type="float">
            <text:p>72,51</text:p>
          </table:table-cell>
          <table:table-cell table:number-columns-repeated="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72.2" calcext:value-type="float">
            <text:p>72,20</text:p>
          </table:table-cell>
          <table:table-cell table:number-columns-repeated="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float" office:value="70.4108496" calcext:value-type="float">
            <text:p>70,41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67.191696" calcext:value-type="float">
            <text:p>67,19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14:06:03.030914435</meta:creation-date>
    <dc:date>2020-07-02T22:34:31.280547153</dc:date>
    <meta:editing-duration>PT1H54M45S</meta:editing-duration>
    <meta:editing-cycles>3</meta:editing-cycles>
    <meta:generator>LibreOffice/5.1.6.2$Linux_X86_64 LibreOffice_project/10m0$Build-2</meta:generator>
    <meta:document-statistic meta:table-count="1" meta:cell-count="2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93cm" svg:y="0.15cm" chart:style-name="ch2">
          <text:p>linearer Zusammenhang zwischen Oberflächenspannung und Temperatur</text:p>
        </chart:title>
        <chart:legend chart:legend-position="end" svg:x="11.989cm" svg:y="3.946cm" style:legend-expansion="high" chart:style-name="ch3"/>
        <chart:plot-area chart:style-name="ch4" table:cell-range-address="Tabelle1.A38:Tabelle1.B41" svg:x="1.321cm" svg:y="1.301cm" svg:width="10.348cm" svg:height="6.548cm">
          <chartooo:coordinate-region svg:x="2.44cm" svg:y="1.503cm" svg:width="9.037cm" svg:height="5.693cm"/>
          <chart:axis chart:dimension="x" chart:name="primary-x" chart:style-name="ch5">
            <chart:title svg:x="5.655cm" svg:y="8.029cm" chart:style-name="ch6">
              <text:p>Temperatur</text:p>
            </chart:title>
            <chart:grid chart:style-name="ch7" chart:class="major"/>
          </chart:axis>
          <chart:axis chart:dimension="y" chart:name="primary-y" chart:style-name="ch8">
            <chart:title svg:x="0.451cm" svg:y="6.95cm" chart:style-name="ch9">
              <text:p>Oberflächenspannung in mN*m⁻¹</text:p>
            </chart:title>
            <chart:grid chart:style-name="ch7" chart:class="major"/>
          </chart:axis>
          <chart:series chart:style-name="ch10" chart:values-cell-range-address="Tabelle1.B38:Tabelle1.B41" chart:class="chart:scatter">
            <chart:domain table:cell-range-address="Tabelle1.A38:Tabelle1.A41"/>
            <chart:regression-curve chart:style-name="ch11">
              <chart:equation chart:display-equation="true" chart:display-r-square="true" svg:x="2.24cm" svg:y="5.032cm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Tabelle1.A38:Tabelle1.A41</svg:desc>
                </draw:g>
              </table:table-cell>
              <table:table-cell office:value-type="float" office:value="72.5088">
                <text:p>72.5088</text:p>
                <draw:g>
                  <svg:desc>Tabelle1.B38:Tabelle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70.4108496">
                <text:p>70.41084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67.191696">
                <text:p>67.191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